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378" officeooo:paragraph-rsid="0013c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xn 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5:00:31.309015550</meta:creation-date>
    <dc:date>2018-07-30T15:01:14.491176077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3.2$Linux_X86_64 LibreOffice_project/00m0$Build-2</meta:generator>
  </office:meta>
</office:document-meta>
</file>